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lide no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cumulativ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SUM([.$B$2:.B2])/60" office:value-type="float" office:value="0.333333333333333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formula="of:=SUM([.$B$2:.B3])/60" office:value-type="float" office:value="2.16666666666667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formula="of:=SUM([.$B$2:.B4])/60" office:value-type="float" office:value="3.3333333333333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SUM([.$B$2:.B5])/60" office:value-type="float" office:value="4.83333333333333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SUM([.$B$2:.B6])/60" office:value-type="float" office:value="5.3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formula="of:=SUM([.$B$2:.B7])/60" office:value-type="float" office:value="6.21666666666667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formula="of:=SUM([.$B$2:.B8])/60" office:value-type="float" office:value="7.3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formula="of:=SUM([.$B$2:.B9])/60" office:value-type="float" office:value="8.38333333333333" calcext:value-type="float">
            <text:p>8</text:p>
          </table:table-cell>
          <table:table-cell office:value-type="string" calcext:value-type="string">
            <text:p>if I ski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SUM([.$B$2:.B10])/60" office:value-type="float" office:value="9.71666666666667" calcext:value-type="float">
            <text:p>10</text:p>
          </table:table-cell>
          <table:table-cell office:value-type="string" calcext:value-type="string">
            <text:p>if I wait for answ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SUM([.$B$2:.B11])/60" office:value-type="float" office:value="9.8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SUM([.$B$2:.B12])/60" office:value-type="float" office:value="9.88333333333333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table:formula="of:=SUM([.$B$2:.B13])/60" office:value-type="float" office:value="11.4333333333333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formula="of:=SUM([.$B$2:.B14])/60" office:value-type="float" office:value="12.933333333333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table:formula="of:=SUM([.$B$2:.B15])/60" office:value-type="float" office:value="14.1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SUM([.$B$2:.B16])/60" office:value-type="float" office:value="15.7166666666667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" calcext:value-type="float">
            <text:p>155</text:p>
          </table:table-cell>
          <table:table-cell table:formula="of:=SUM([.$B$2:.B17])/60" office:value-type="float" office:value="18.3" calcext:value-type="float">
            <text:p>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5" calcext:value-type="float">
            <text:p>165</text:p>
          </table:table-cell>
          <table:table-cell table:formula="of:=SUM([.$B$2:.B18])/60" office:value-type="float" office:value="21.05" calcext:value-type="float">
            <text:p>2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SUM([.$B$2:.B19])/60" office:value-type="float" office:value="21.2166666666667" calcext:value-type="float">
            <text:p>2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SUM([.$B$2:.B20])/60" office:value-type="float" office:value="22.8833333333333" calcext:value-type="float">
            <text:p>23</text:p>
          </table:table-cell>
          <table:table-cell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SUM([.$B$2:.B21])/60" office:value-type="float" office:value="23.2166666666667" calcext:value-type="float">
            <text:p>2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table:formula="of:=SUM([.$B$2:.B22])/60" office:value-type="float" office:value="25.55" calcext:value-type="float">
            <text:p>2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table:formula="of:=SUM([.$B$2:.B23])/60" office:value-type="float" office:value="27.55" calcext:value-type="float">
            <text:p>2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table:formula="of:=SUM([.$B$2:.B24])/60" office:value-type="float" office:value="28.9666666666667" calcext:value-type="float">
            <text:p>2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5" calcext:value-type="float">
            <text:p>135</text:p>
          </table:table-cell>
          <table:table-cell table:formula="of:=SUM([.$B$2:.B25])/60" office:value-type="float" office:value="31.2166666666667" calcext:value-type="float">
            <text:p>3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SUM([.$B$2:.B26])/60" office:value-type="float" office:value="32.55" calcext:value-type="float">
            <text:p>33</text:p>
          </table:table-cell>
          <table:table-cell office:value-type="string" calcext:value-type="string">
            <text:p>perhaps leave ou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table:formula="of:=SUM([.$B$2:.B27])/60" office:value-type="float" office:value="34.3833333333333" calcext:value-type="float">
            <text:p>3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table:formula="of:=SUM([.$B$2:.B28])/60" office:value-type="float" office:value="37.8833333333333" calcext:value-type="float">
            <text:p>3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formula="of:=SUM([.$B$2:.B29])/60" office:value-type="float" office:value="40.3" calcext:value-type="float">
            <text:p>40</text:p>
          </table:table-cell>
          <table:table-cell office:value-type="string" calcext:value-type="string">
            <text:p>might make interactiv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table:formula="of:=SUM([.$B$2:.B30])/60" office:value-type="float" office:value="42.8" calcext:value-type="float">
            <text:p>43</text:p>
          </table:table-cell>
          <table:table-cell office:value-type="string" calcext:value-type="string">
            <text:p>migth leave ou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formula="of:=SUM([.$B$2:.B31])/60" office:value-type="float" office:value="44.8" calcext:value-type="float">
            <text:p>4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formula="of:=SUM([.$B$2:.B32])/60" office:value-type="float" office:value="46.8" calcext:value-type="float">
            <text:p>4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table:formula="of:=SUM([.$B$2:.B33])/60" office:value-type="float" office:value="49.8" calcext:value-type="float">
            <text:p>5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SUM([.$B$2:.B34])/60" office:value-type="float" office:value="49.9666666666667" calcext:value-type="float">
            <text:p>5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table:formula="of:=SUM([.$B$2:.B35])/60" office:value-type="float" office:value="51.05" calcext:value-type="float">
            <text:p>5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formula="of:=SUM([.$B$2:.B36])/60" office:value-type="float" office:value="52.05" calcext:value-type="float">
            <text:p>5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formula="of:=SUM([.$B$2:.B37])/60" office:value-type="float" office:value="52.7166666666667" calcext:value-type="float">
            <text:p>5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formula="of:=SUM([.$B$2:.B38])/60" office:value-type="float" office:value="53.7166666666667" calcext:value-type="float">
            <text:p>5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formula="of:=SUM([.$B$2:.B39])/60" office:value-type="float" office:value="54.3" calcext:value-type="float">
            <text:p>5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table:formula="of:=SUM([.$B$2:.B40])/60" office:value-type="float" office:value="55.6333333333333" calcext:value-type="float">
            <text:p>5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SUM([.$B$2:.B41])/60" office:value-type="float" office:value="56.4666666666667" calcext:value-type="float">
            <text:p>5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SUM([.$B$2:.B42])/60" office:value-type="float" office:value="56.6333333333333" calcext:value-type="float">
            <text:p>5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formula="of:=SUM([.$B$2:.B43])/60" office:value-type="float" office:value="58.6333333333333" calcext:value-type="float">
            <text:p>59</text:p>
          </table:table-cell>
          <table:table-cell office:value-type="string" calcext:value-type="string">
            <text:p>might leave ou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formula="of:=SUM([.$B$2:.B44])/60" office:value-type="float" office:value="59.1333333333333" calcext:value-type="float">
            <text:p>59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inutes</text:p>
          </table:table-cell>
          <table:table-cell table:formula="of:=SUM([.B2:.B44])/60" office:value-type="float" office:value="59.1333333333333" calcext:value-type="float">
            <text:p>59.1333333333333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26T10:07:08.276500655</meta:creation-date>
    <dc:date>2020-09-26T16:14:29.221654829</dc:date>
    <meta:editing-duration>PT52M37S</meta:editing-duration>
    <meta:editing-cycles>4</meta:editing-cycles>
    <meta:generator>LibreOffice/6.3.5.2$Linux_X86_64 LibreOffice_project/30$Build-2</meta:generator>
    <meta:document-statistic meta:table-count="1" meta:cell-count="141" meta:object-count="0"/>
  </office:meta>
</office:document-meta>
</file>